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 New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T1" style:family="text">
      <style:text-properties style:font-name="Courier New"/>
    </style:style>
    <style:style style:name="T2" style:family="text">
      <style:text-properties style:font-name="Courier New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reit um verlängerte Laufzeiten von Atomkraftwerken</text:p>
      <text:p text:style-name="P1"/>
      <text:p text:style-name="P3">Ökonomisch</text:p>
      <text:p text:style-name="P1"/>
      <text:list xml:id="list42509079" text:style-name="L1">
        <text:list-item>
          <text:p text:style-name="P4"><text:span text:style-name="T1">Zusätzliche Einnahmen durch verlängerte Laufzeiten: 250.000.000.000€</text:span></text:p>
        </text:list-item>
        <text:list-item>
          <text:p text:style-name="P4"><text:span text:style-name="T1">Erforschung alternativer Energien</text:span></text:p>
        </text:list-item>
        <text:list-item>
          <text:p text:style-name="P4"><text:span text:style-name="T1">Entlastung des Staatshaushaltes</text:span></text:p>
        </text:list-item>
      </text:list>
      <text:p text:style-name="P1"/>
      <text:p text:style-name="P1"/>
      <text:p text:style-name="P3">Akzeptanz</text:p>
      <text:p text:style-name="P1"/>
      <text:list xml:id="list42533674" text:style-name="L2">
        <text:list-item>
          <text:p text:style-name="P5"><text:span text:style-name="T1">Hohes Protestpotenzial</text:span></text:p>
        </text:list-item>
      </text:list>
      <text:p text:style-name="P1"/>
      <text:p text:style-name="P1"/>
      <text:p text:style-name="P3">Risiko</text:p>
      <text:p text:style-name="P1"/>
      <text:list xml:id="list42518185" text:style-name="L3">
        <text:list-item>
          <text:p text:style-name="P6"><text:span text:style-name="T1">Ein Restrisiko bleibt</text:span></text:p>
        </text:list-item>
      </text:list>
      <text:p text:style-name="P1"/>
      <text:p text:style-name="P1"/>
      <text:p text:style-name="P3">Endlagerung</text:p>
      <text:p text:style-name="P1"/>
      <text:list xml:id="list42526251" text:style-name="L4">
        <text:list-item>
          <text:p text:style-name="P7"><text:span text:style-name="T1">bisher ungelöst</text:span></text:p>
        </text:list-item>
      </text:list>
      <text:p text:style-name="P1"/>
      <text:p text:style-name="P1"/>
      <text:p text:style-name="Standard"><text:span text:style-name="T2">alternative</text:span> <text:span text:style-name="T2">Energien</text:span></text:p>
      <text:p text:style-name="P1"/>
      <text:list xml:id="list42526602" text:style-name="L5">
        <text:list-item>
          <text:p text:style-name="P8"><text:span text:style-name="T1">Druck, alternative Energien zu entwickeln, lässt nach</text:span></text:p>
        </text:list-item>
      </text:list>
      <text:p text:style-name="P1"/>
      <text:p text:style-name="P1"/>
      <text:p text:style-name="P3">Brückentechnologie</text:p>
      <text:p text:style-name="P1"/>
      <text:list xml:id="list42538874" text:style-name="L6">
        <text:list-item>
          <text:p text:style-name="P9"><text:span text:style-name="T1">Kernenergie wird für einen Übergangszeitraum benötigt</text:span></text:p>
        </text:list-item>
      </text:list>
      <text:p text:style-name="P1"/>
      <text:p text:style-name="P1"/>
      <text:p text:style-name="P3">Erderwärmung</text:p>
      <text:p text:style-name="P1"/>
      <text:list xml:id="list42531809" text:style-name="L7">
        <text:list-item>
          <text:p text:style-name="P10"><text:span text:style-name="T1">Kernkraftwerke produzieren keine Klima schädigenden Ga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0T22:37:56.21</meta:creation-date>
    <meta:document-statistic meta:table-count="0" meta:image-count="0" meta:object-count="0" meta:page-count="1" meta:paragraph-count="17" meta:word-count="61" meta:character-count="499"/>
    <dc:date>2010-10-20T22:43:15.12</dc:date>
    <meta:editing-duration>PT00H05M19S</meta:editing-duration>
    <meta:editing-cycles>1</meta:editing-cycles>
    <meta:generator>OpenOffice.org/3.2$Win32 OpenOffice.org_project/320m18$Build-9502</meta:generator>
  </office:meta>
</office:document-meta>
</file>